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top" style:repeat-content="false"/>
      <style:paragraph-properties fo:text-align="start" fo:margin-left="0cm"/>
    </style:style>
    <style:style style:name="ce5" style:family="table-cell" style:parent-style-name="Default" style:data-style-name="N4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</style:style>
    <style:style style:name="ce8" style:family="table-cell" style:parent-style-name="_30334__20998__27604_" style:data-style-name="N54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fo:font-size="11pt" style:font-size-asian="11pt" style:font-size-complex="11pt" fo:font-weight="bold" style:font-weight-asian="bold" style:font-weight-complex="bold" style:font-family-generic="roman"/>
    </style:style>
    <style:style style:name="ce9" style:family="table-cell" style:parent-style-name="_30334__20998__27604_" style:data-style-name="N54">
      <style:table-cell-properties style:vertical-align="automatic"/>
    </style:style>
    <style:style style:name="ce10" style:family="table-cell" style:parent-style-name="_30334__20998__27604_" style:data-style-name="N54"/>
    <style:style style:name="co1" style:family="table-column">
      <style:table-column-properties fo:break-before="auto" style:column-width="2.3585714285714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0154761904762cm"/>
    </style:style>
    <style:style style:name="co5" style:family="table-column">
      <style:table-column-properties fo:break-before="auto" style:column-width="1.81428571428571cm"/>
    </style:style>
    <style:style style:name="ro1" style:family="table-row">
      <style:table-row-properties style:row-height="15.45pt" style:use-optimal-row-height="true" fo:break-before="auto"/>
    </style:style>
    <style:style style:name="ro2" style:family="table-row">
      <style:table-row-properties style:row-height="12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統計表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3" table:default-cell-style-name="ce10"/>
        <table:table-column table:style-name="co3" table:number-columns-repeated="251" table:default-cell-style-name="ce1"/>
        <table:table-column table:style-name="co5" table:number-columns-repeated="16128" table:default-cell-style-name="ce1"/>
        <table:table-row table:style-name="ro1">
          <table:table-cell office:value-type="string" table:style-name="ce2">
            <text:p>年</text:p>
          </table:table-cell>
          <table:table-cell office:value-type="string" table:style-name="ce2">
            <text:p>稻米產量</text:p>
          </table:table-cell>
          <table:table-cell office:value-type="string" table:style-name="ce3">
            <text:p>平均</text:p>
          </table:table-cell>
          <table:table-cell office:value-type="string" table:style-name="ce8">
            <text:p>長期差異</text:p>
          </table:table-cell>
          <table:table-cell office:value-type="string" table:style-name="ce8">
            <text:p>上一年差異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1年</text:p>
          </table:table-cell>
          <table:table-cell office:value-type="float" office:value="1433774" table:style-name="ce5">
            <text:p>1,433,774.000<text:s/></text:p>
          </table:table-cell>
          <table:table-cell office:value-type="float" office:value="1624040.8729230766" table:formula="of:=AVERAGE([.B2:.B14])" table:style-name="ce6">
            <text:p>1624040.873</text:p>
          </table:table-cell>
          <table:table-cell office:value-type="percentage" office:value="-0.11715645590903098" table:formula="of:=([.B2]-[.$C$2])/[.$C$2]" table:style-name="ce9">
            <text:p>-11.716%</text:p>
          </table:table-cell>
          <table:table-cell table:style-name="ce9"/>
          <table:table-cell table:number-columns-repeated="16379"/>
        </table:table-row>
        <table:table-row table:style-name="ro2">
          <table:table-cell office:value-type="string" table:style-name="ce4">
            <text:p>102年</text:p>
          </table:table-cell>
          <table:table-cell office:value-type="float" office:value="1560217" table:style-name="ce5">
            <text:p>1,560,217.000<text:s/></text:p>
          </table:table-cell>
          <table:table-cell table:style-name="ce6"/>
          <table:table-cell office:value-type="percentage" office:value="-3.9299425271361176E-2" table:formula="of:=([.B3]-[.$C$2])/[.$C$2]" table:style-name="ce9">
            <text:p>-3.930%</text:p>
          </table:table-cell>
          <table:table-cell office:value-type="percentage" office:value="8.8188933541827372E-2" table:formula="of:=([.B3]-[.B2])/[.B2]" table:style-name="ce9">
            <text:p>8.819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3年</text:p>
          </table:table-cell>
          <table:table-cell office:value-type="float" office:value="1656120" table:style-name="ce5">
            <text:p>1,656,120.000<text:s/></text:p>
          </table:table-cell>
          <table:table-cell table:style-name="ce6"/>
          <table:table-cell office:value-type="percentage" office:value="1.9752659931018143E-2" table:formula="of:=([.B4]-[.$C$2])/[.$C$2]" table:style-name="ce9">
            <text:p>1.975%</text:p>
          </table:table-cell>
          <table:table-cell office:value-type="percentage" office:value="6.1467731732188537E-2" table:formula="of:=([.B4]-[.B3])/[.B3]" table:style-name="ce9">
            <text:p>6.147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4年</text:p>
          </table:table-cell>
          <table:table-cell office:value-type="float" office:value="1720001" table:style-name="ce5">
            <text:p>1,720,001.000<text:s/></text:p>
          </table:table-cell>
          <table:table-cell table:style-name="ce6"/>
          <table:table-cell office:value-type="percentage" office:value="5.9087261088575184E-2" table:formula="of:=([.B5]-[.$C$2])/[.$C$2]" table:style-name="ce9">
            <text:p>5.909%</text:p>
          </table:table-cell>
          <table:table-cell office:value-type="percentage" office:value="3.8572687969470811E-2" table:formula="of:=([.B5]-[.B4])/[.B4]" table:style-name="ce9">
            <text:p>3.857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5年</text:p>
          </table:table-cell>
          <table:table-cell office:value-type="float" office:value="1622894" table:style-name="ce5">
            <text:p>1,622,894.000<text:s/></text:p>
          </table:table-cell>
          <table:table-cell table:style-name="ce6"/>
          <table:table-cell office:value-type="percentage" office:value="-7.0618476554249908E-4" table:formula="of:=([.B6]-[.$C$2])/[.$C$2]" table:style-name="ce9">
            <text:p>-0.071%</text:p>
          </table:table-cell>
          <table:table-cell office:value-type="percentage" office:value="-5.6457525315392255E-2" table:formula="of:=([.B6]-[.B5])/[.B5]" table:style-name="ce9">
            <text:p>-5.646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6年</text:p>
          </table:table-cell>
          <table:table-cell office:value-type="float" office:value="1610545" table:style-name="ce5">
            <text:p>1,610,545.000<text:s/></text:p>
          </table:table-cell>
          <table:table-cell table:style-name="ce6"/>
          <table:table-cell office:value-type="percentage" office:value="-8.3100574302577019E-3" table:formula="of:=([.B7]-[.$C$2])/[.$C$2]" table:style-name="ce9">
            <text:p>-0.831%</text:p>
          </table:table-cell>
          <table:table-cell office:value-type="percentage" office:value="-7.6092461984578171E-3" table:formula="of:=([.B7]-[.B6])/[.B6]" table:style-name="ce9">
            <text:p>-0.761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7年</text:p>
          </table:table-cell>
          <table:table-cell office:value-type="float" office:value="1648226" table:style-name="ce5">
            <text:p>1,648,226.000<text:s/></text:p>
          </table:table-cell>
          <table:table-cell table:style-name="ce6"/>
          <table:table-cell office:value-type="percentage" office:value="1.4891944827344824E-2" table:formula="of:=([.B8]-[.$C$2])/[.$C$2]" table:style-name="ce9">
            <text:p>1.489%</text:p>
          </table:table-cell>
          <table:table-cell office:value-type="percentage" office:value="2.3396427917257823E-2" table:formula="of:=([.B8]-[.B7])/[.B7]" table:style-name="ce9">
            <text:p>2.340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8年</text:p>
          </table:table-cell>
          <table:table-cell office:value-type="float" office:value="1514934" table:style-name="ce5">
            <text:p>1,514,934.000<text:s/></text:p>
          </table:table-cell>
          <table:table-cell table:style-name="ce6"/>
          <table:table-cell office:value-type="percentage" office:value="-6.7182344202148969E-2" table:formula="of:=([.B9]-[.$C$2])/[.$C$2]" table:style-name="ce9">
            <text:p>-6.718%</text:p>
          </table:table-cell>
          <table:table-cell office:value-type="percentage" office:value="-8.0869977782173072E-2" table:formula="of:=([.B9]-[.B8])/[.B8]" table:style-name="ce9">
            <text:p>-8.087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09年</text:p>
          </table:table-cell>
          <table:table-cell office:value-type="float" office:value="1606208" table:style-name="ce5">
            <text:p>1,606,208.000<text:s/></text:p>
          </table:table-cell>
          <table:table-cell table:style-name="ce6"/>
          <table:table-cell office:value-type="percentage" office:value="-1.098055672144483E-2" table:formula="of:=([.B10]-[.$C$2])/[.$C$2]" table:style-name="ce9">
            <text:p>-1.098%</text:p>
          </table:table-cell>
          <table:table-cell office:value-type="percentage" office:value="6.0249489416700663E-2" table:formula="of:=([.B10]-[.B9])/[.B9]" table:style-name="ce9">
            <text:p>6.025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0年</text:p>
          </table:table-cell>
          <table:table-cell office:value-type="float" office:value="1667315" table:style-name="ce5">
            <text:p>1,667,315.000<text:s/></text:p>
          </table:table-cell>
          <table:table-cell table:style-name="ce6"/>
          <table:table-cell office:value-type="percentage" office:value="2.6645959346475807E-2" table:formula="of:=([.B11]-[.$C$2])/[.$C$2]" table:style-name="ce9">
            <text:p>2.665%</text:p>
          </table:table-cell>
          <table:table-cell office:value-type="percentage" office:value="3.8044263258556803E-2" table:formula="of:=([.B11]-[.B10])/[.B10]" table:style-name="ce9">
            <text:p>3.804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1年</text:p>
          </table:table-cell>
          <table:table-cell office:value-type="float" office:value="1586565.871" table:style-name="ce5">
            <text:p>1,586,565.871<text:s/></text:p>
          </table:table-cell>
          <table:table-cell table:style-name="ce6"/>
          <table:table-cell office:value-type="percentage" office:value="-2.3075159343512161E-2" table:formula="of:=([.B12]-[.$C$2])/[.$C$2]" table:style-name="ce9">
            <text:p>-2.308%</text:p>
          </table:table-cell>
          <table:table-cell office:value-type="percentage" office:value="-4.8430637881863928E-2" table:formula="of:=([.B12]-[.B11])/[.B11]" table:style-name="ce9">
            <text:p>-4.843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2年</text:p>
          </table:table-cell>
          <table:table-cell office:value-type="float" office:value="1725284.1059999999" table:style-name="ce5">
            <text:p>1,725,284.106<text:s/></text:p>
          </table:table-cell>
          <table:table-cell table:style-name="ce6"/>
          <table:table-cell office:value-type="percentage" office:value="6.2340323303992806E-2" table:formula="of:=([.B13]-[.$C$2])/[.$C$2]" table:style-name="ce9">
            <text:p>6.234%</text:p>
          </table:table-cell>
          <table:table-cell office:value-type="percentage" office:value="8.7433013362733472E-2" table:formula="of:=([.B13]-[.B12])/[.B12]" table:style-name="ce9">
            <text:p>8.743%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113年</text:p>
          </table:table-cell>
          <table:table-cell office:value-type="float" office:value="1760447.371" table:style-name="ce5">
            <text:p>1,760,447.371<text:s/></text:p>
          </table:table-cell>
          <table:table-cell table:style-name="ce6"/>
          <table:table-cell office:value-type="percentage" office:value="8.3992035145893998E-2" table:formula="of:=([.B14]-[.$C$2])/[.$C$2]" table:style-name="ce9">
            <text:p>8.399%</text:p>
          </table:table-cell>
          <table:table-cell office:value-type="percentage" office:value="2.0381144692467323E-2" table:formula="of:=([.B14]-[.B13])/[.B13]" table:style-name="ce9">
            <text:p>2.038%</text:p>
          </table:table-cell>
          <table:table-cell table:number-columns-repeated="16379"/>
        </table:table-row>
        <table:table-row table:style-name="ro2">
          <table:table-cell table:number-columns-repeated="2" table:style-name="ce7"/>
          <table:table-cell table:style-name="ce1"/>
          <table:table-cell table:number-columns-repeated="2" table:style-name="ce10"/>
          <table:table-cell table:number-columns-repeated="16379"/>
        </table:table-row>
        <table:table-row table:number-rows-repeated="104856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48">
      <number:number number:decimal-places="3" number:min-integer-digits="1" number:grouping="true"/>
      <number:text> </number:text>
    </number:number-style>
    <number:number-style style:name="N49P0">
      <number:text>  </number:text>
      <number:number number:decimal-places="2" number:min-integer-digits="1" number:grouping="true"/>
      <number:text> </number:text>
    </number:number-style>
    <number:number-style style:name="N49P1">
      <number:text>  -</number:text>
      <number:number number:decimal-places="2" number:min-integer-digits="1" number:grouping="true"/>
      <number:text> </number:text>
    </number:number-style>
    <number:text-style style:name="N49P2">
      <number:text> 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0P2">
      <number:text> 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NT$ </number:text>
      <number:number number:decimal-places="2" number:min-integer-digits="1" number:grouping="true"/>
      <number:text> </number:text>
    </number:number-style>
    <number:number-style style:name="N51P1">
      <number:text> NT$ -</number:text>
      <number:number number:decimal-places="2" number:min-integer-digits="1" number:grouping="true"/>
      <number:text> </number:text>
    </number:number-style>
    <number:text-style style:name="N51P2">
      <number:text> NT$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NT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NT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P2">
      <number:text> NT$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percentage-style style:name="N54">
      <number:number number:decimal-places="3" number:min-integer-digits="1"/>
      <number:text>%</number:text>
    </number:percentage-style>
    <style:style style:name="Comma" style:family="table-cell" style:data-style-name="N49"/>
    <style:style style:name="Comma_32__91_0_93_" style:display-name="Comma [0]" style:family="table-cell" style:data-style-name="N50"/>
    <style:style style:name="Currency" style:family="table-cell" style:data-style-name="N51"/>
    <style:style style:name="Currency_32__91_0_93_" style:display-name="Currency [0]" style:family="table-cell" style:data-style-name="N52"/>
    <style:style style:name="Percent" style:family="table-cell" style:data-style-name="N13"/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30334__20998__27604_" style:display-name="百分比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7</meta:generator>
    <dc:creator>鮑星瑜</dc:creator>
    <dc:date>2025-09-05T14:02:54Z</dc:date>
  </office:meta>
</office:document-meta>
</file>